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86mm"/>
    </style:style>
    <style:style style:name="co3" style:family="table-column">
      <style:table-column-properties fo:break-before="auto" style:column-width="52.93mm"/>
    </style:style>
    <style:style style:name="co4" style:family="table-column">
      <style:table-column-properties fo:break-before="auto" style:column-width="42.32mm"/>
    </style:style>
    <style:style style:name="co5" style:family="table-column">
      <style:table-column-properties fo:break-before="auto" style:column-width="43.37mm"/>
    </style:style>
    <style:style style:name="co6" style:family="table-column">
      <style:table-column-properties fo:break-before="auto" style:column-width="47.57mm"/>
    </style:style>
    <style:style style:name="co7" style:family="table-column">
      <style:table-column-properties fo:break-before="auto" style:column-width="45.84mm"/>
    </style:style>
    <style:style style:name="co8" style:family="table-column">
      <style:table-column-properties fo:break-before="auto" style:column-width="44.7mm"/>
    </style:style>
    <style:style style:name="co9" style:family="table-column">
      <style:table-column-properties fo:break-before="auto" style:column-width="4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2" svg:width="350mm" svg:height="90mm" svg:x="599.45mm" svg:y="13.6mm">
            <draw:object draw:notify-on-update-of-ranges="Tabelle1.B2:Tabelle1.B2 Tabelle1.B3:Tabelle1.B802 Tabelle1.C2:Tabelle1.C2 Tabelle1.C3:Tabelle1.C802" xlink:href="./Object 1" xlink:type="simple" xlink:show="embed" xlink:actuate="onLoad">
              <loext:p text:style-name="P1">413STandSt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350mm" svg:height="90mm" svg:x="599.45mm" svg:y="118.7mm">
            <draw:object draw:notify-on-update-of-ranges="Tabelle1.E2:Tabelle1.E2 Tabelle1.E3:Tabelle1.E803 Tabelle1.F2:Tabelle1.F2 Tabelle1.F3:Tabelle1.F8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350mm" svg:height="90mm" svg:x="599.45mm" svg:y="223.9mm">
            <draw:object draw:notify-on-update-of-ranges="Tabelle1.H2:Tabelle1.H2 Tabelle1.H3:Tabelle1.H796 Tabelle1.I2:Tabelle1.I2 Tabelle1.I3:Tabelle1.I79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2" svg:width="346.08mm" svg:height="89.99mm" svg:x="600.59mm" svg:y="330.74mm">
            <draw:object draw:notify-on-update-of-ranges="Tabelle1.K2:Tabelle1.K2 Tabelle1.K3:Tabelle1.K639 Tabelle1.L2:Tabelle1.L2 Tabelle1.L3:Tabelle1.L6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2" svg:width="343.89mm" svg:height="89.99mm" svg:x="602mm" svg:y="435.34mm">
            <draw:object draw:notify-on-update-of-ranges="Tabelle1.N2:Tabelle1.N2 Tabelle1.N3:Tabelle1.N420 Tabelle1.O2:Tabelle1.O2 Tabelle1.O3:Tabelle1.O4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1" table:default-cell-style-name="Default"/>
        <table:table-column table:style-name="co8" table:default-cell-style-name="ce1"/>
        <table:table-column table:style-name="co7" table:default-cell-style-name="ce1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Messung digital 05.08.20 (mm)</text:p>
          </table:table-cell>
          <table:table-cell office:value-type="string" calcext:value-type="string">
            <text:p>Messung analog 05.08.20 (mm)</text:p>
          </table:table-cell>
          <table:table-cell/>
          <table:table-cell office:value-type="string" calcext:value-type="string">
            <text:p>Messung digital 06.08.20</text:p>
          </table:table-cell>
          <table:table-cell office:value-type="string" calcext:value-type="string">
            <text:p>Messung analog 06.08.20</text:p>
          </table:table-cell>
          <table:table-cell/>
          <table:table-cell office:value-type="string" calcext:value-type="string">
            <text:p>Messung digital 07.08.20</text:p>
          </table:table-cell>
          <table:table-cell office:value-type="string" calcext:value-type="string">
            <text:p>Messung analog 07.08.20</text:p>
          </table:table-cell>
          <table:table-cell/>
          <table:table-cell office:value-type="string" calcext:value-type="string">
            <text:p>Messung digital 09.08.20</text:p>
          </table:table-cell>
          <table:table-cell office:value-type="string" calcext:value-type="string">
            <text:p>Messung analog 09.08.20</text:p>
          </table:table-cell>
          <table:table-cell/>
          <table:table-cell office:value-type="string" calcext:value-type="string">
            <text:p>Messung digital 09.08.20</text:p>
          </table:table-cell>
          <table:table-cell office:value-type="string" calcext:value-type="string">
            <text:p>Messung analog 09.08.2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5"/>
          <table:table-cell table:style-name="ce3" office:value-type="string" calcext:value-type="string">
            <text:p>Standardabweichung:</text:p>
          </table:table-cell>
          <table:table-cell table:style-name="ce4" table:formula="of:=AVEDEV([.B3:.B802])" office:value-type="float" office:value="2.15455" calcext:value-type="float">
            <text:p>2,15</text:p>
          </table:table-cell>
          <table:table-cell table:style-name="ce3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5"/>
          <table:table-cell table:style-name="ce3" office:value-type="string" calcext:value-type="string">
            <text:p>Standardabweichung:</text:p>
          </table:table-cell>
          <table:table-cell table:style-name="ce4" table:formula="of:=AVEDEV([.E3:.E803])" office:value-type="float" office:value="2.33286107721153" calcext:value-type="float">
            <text:p>2,33</text:p>
          </table:table-cell>
          <table:table-cell table:style-name="ce3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5"/>
          <table:table-cell table:style-name="ce3" office:value-type="string" calcext:value-type="string">
            <text:p>Standardabweichung:</text:p>
          </table:table-cell>
          <table:table-cell table:style-name="ce4" table:formula="of:=AVEDEV([.H3:.H796])" office:value-type="float" office:value="2.07429144274756" calcext:value-type="float">
            <text:p>2,07</text:p>
          </table:table-cell>
          <table:table-cell table:style-name="ce3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5"/>
          <table:table-cell table:style-name="ce3" office:value-type="string" calcext:value-type="string">
            <text:p>Standardabweichung:</text:p>
          </table:table-cell>
          <table:table-cell table:style-name="ce4" table:formula="of:=AVEDEV([.K27:.K663])" office:value-type="float" office:value="3.94934654002858" calcext:value-type="float">
            <text:p>3,95</text:p>
          </table:table-cell>
          <table:table-cell table:style-name="ce3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5"/>
          <table:table-cell table:style-name="ce3" office:value-type="string" calcext:value-type="string">
            <text:p>Standardabweichung:</text:p>
          </table:table-cell>
          <table:table-cell table:style-name="ce4" table:formula="of:=AVEDEV([.N3:.N420663])" office:value-type="float" office:value="1.06922918431355" calcext:value-type="float">
            <text:p>1,07</text:p>
          </table:table-cell>
          <table:table-cell table:style-name="ce3" office:value-type="string" calcext:value-type="string">
            <text:p>mm</text:p>
          </table:table-cell>
          <table:table-cell/>
          <table:table-cell table:formula="of:=AVEDEV([.N3:.N420])" office:value-type="float" office:value="1.06922918431355" calcext:value-type="float">
            <text:p>1,069229184313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table:number-columns-repeated="2"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table:number-columns-repeated="2"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table:number-columns-repeated="2"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table:number-columns-repeated="2"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table:number-columns-repeated="2"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 table:number-rows-repeated="1047772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Tabelle1.F4:Tabelle1.F80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.00.0000</text:date>, <text:time style:data-style-name="N2" text:time-value="20:47:07.90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2:55:57.251000000</meta:creation-date>
    <dc:date>2020-08-09T21:16:59.047000000</dc:date>
    <meta:editing-duration>PT1H33M51S</meta:editing-duration>
    <meta:editing-cycles>9</meta:editing-cycles>
    <meta:generator>LibreOffice/6.0.6.2$Windows_X86_64 LibreOffice_project/0c292870b25a325b5ed35f6b45599d2ea4458e77</meta:generator>
    <meta:document-statistic meta:table-count="1" meta:cell-count="772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4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width="0.1cm" svg:stroke-color="#faa61a"/>
    </style:style>
    <style:style style:name="ch11" style:family="chart">
      <style:graphic-properties svg:stroke-width="0.1cm" svg:stroke-color="#faa61a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001cm" svg:height="9.001cm" xlink:href=".." xlink:type="simple" chart:class="chart:line" chart:style-name="ch1">
        <chart:legend chart:legend-position="end" svg:x="27.122cm" svg:y="3.703cm" style:legend-expansion="high" chart:style-name="ch2"/>
        <chart:plot-area chart:style-name="ch3" table:cell-range-address="Tabelle1.B2:Tabelle1.C802" chart:data-source-has-labels="row" svg:x="1.711cm" svg:y="0.18cm" svg:width="24.711cm" svg:height="7.66cm">
          <chartooo:coordinate-region svg:x="2.518cm" svg:y="0.301cm" svg:width="23.904cm" svg:height="6.537cm"/>
          <chart:axis chart:dimension="x" chart:name="primary-x" chart:style-name="ch4">
            <chart:title svg:x="13.453cm" svg:y="8.02cm" chart:style-name="ch5">
              <text:p>Sample</text:p>
            </chart:title>
          </chart:axis>
          <chart:axis chart:dimension="y" chart:name="primary-y" chart:style-name="ch6">
            <chart:title svg:x="0.451cm" svg:y="5.112cm" chart:style-name="ch7">
              <text:p>Distance (mm)</text:p>
            </chart:title>
            <chart:grid chart:style-name="ch8" chart:class="major"/>
          </chart:axis>
          <chart:series chart:style-name="ch9" chart:values-cell-range-address="Tabelle1.B3:Tabelle1.B802" chart:label-cell-address="Tabelle1.B2:Tabelle1.B2" chart:class="chart:line">
            <chart:mean-value chart:style-name="ch10"/>
            <chart:regression-curve chart:style-name="ch11"/>
            <chart:data-point chart:repeated="799"/>
          </chart:series>
          <chart:series chart:style-name="ch12" chart:values-cell-range-address="Tabelle1.C3:Tabelle1.C802" chart:label-cell-address="Tabelle1.C2:Tabelle1.C2" chart:class="chart:line">
            <chart:data-point chart:repeated="7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5.08.20 (mm)</text:p>
                <draw:g>
                  <svg:desc>Tabelle1.B2:Tabelle1.B2</svg:desc>
                </draw:g>
              </table:table-cell>
              <table:table-cell office:value-type="string">
                <text:p>Messung analog 05.08.20 (mm)</text:p>
                <draw:g>
                  <svg:desc>Tabelle1.C2:Tabe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">
                <text:p>459</text:p>
                <draw:g>
                  <svg:desc>Tabelle1.B3:Tabelle1.B802</svg:desc>
                </draw:g>
              </table:table-cell>
              <table:table-cell office:value-type="float" office:value="455">
                <text:p>455</text:p>
                <draw:g>
                  <svg:desc>Tabelle1.C3:Tabelle1.C8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48">
                <text:p>4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48">
                <text:p>4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51">
                <text:p>45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51">
                <text:p>45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width="0.1cm" svg:stroke-color="#faa61a"/>
    </style:style>
    <style:style style:name="ch10" style:family="chart">
      <style:graphic-properties svg:stroke-width="0.1cm" svg:stroke-color="#faa61a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001cm" svg:height="9.001cm" xlink:href=".." xlink:type="simple" chart:class="chart:line" chart:style-name="ch1">
        <chart:legend chart:legend-position="end" svg:x="28.021cm" svg:y="3.703cm" style:legend-expansion="high" chart:style-name="ch2"/>
        <chart:plot-area chart:style-name="ch3" table:cell-range-address="Tabelle1.E2:Tabelle1.F803" chart:data-source-has-labels="row" svg:x="1.711cm" svg:y="0.18cm" svg:width="25.61cm" svg:height="7.66cm">
          <chartooo:coordinate-region svg:x="2.518cm" svg:y="0.301cm" svg:width="24.803cm" svg:height="6.537cm"/>
          <chart:axis chart:dimension="x" chart:name="primary-x" chart:style-name="ch4">
            <chart:title svg:x="13.903cm" svg:y="8.02cm" chart:style-name="ch5">
              <text:p>Sample</text:p>
            </chart:title>
          </chart:axis>
          <chart:axis chart:dimension="y" chart:name="primary-y" chart:style-name="ch4">
            <chart:title svg:x="0.451cm" svg:y="5.179cm" chart:style-name="ch6">
              <text:p>Distance in mm</text:p>
            </chart:title>
            <chart:grid chart:style-name="ch7" chart:class="major"/>
          </chart:axis>
          <chart:series chart:style-name="ch8" chart:values-cell-range-address="Tabelle1.E3:Tabelle1.E803" chart:label-cell-address="Tabelle1.E2:Tabelle1.E2" chart:class="chart:line">
            <chart:mean-value chart:style-name="ch9"/>
            <chart:regression-curve chart:style-name="ch10"/>
            <chart:data-point chart:repeated="800"/>
          </chart:series>
          <chart:series chart:style-name="ch11" chart:values-cell-range-address="Tabelle1.F3:Tabelle1.F803" chart:label-cell-address="Tabelle1.F2:Tabelle1.F2" chart:class="chart:line">
            <chart:data-point chart:repeated="8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6.08.20</text:p>
                <draw:g>
                  <svg:desc>Tabelle1.E2:Tabelle1.E2</svg:desc>
                </draw:g>
              </table:table-cell>
              <table:table-cell office:value-type="string">
                <text:p>Messung analog 06.08.20</text:p>
                <draw:g>
                  <svg:desc>Tabelle1.F2:Tabe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">
                <text:p>404</text:p>
                <draw:g>
                  <svg:desc>Tabelle1.E3:Tabelle1.E803</svg:desc>
                </draw:g>
              </table:table-cell>
              <table:table-cell office:value-type="float" office:value="413">
                <text:p>413</text:p>
                <draw:g>
                  <svg:desc>Tabelle1.F3:Tabelle1.F8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width="0.1cm" svg:stroke-color="#faa61a"/>
    </style:style>
    <style:style style:name="ch10" style:family="chart">
      <style:graphic-properties svg:stroke-width="0.1cm" svg:stroke-color="#faa61a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001cm" svg:height="9.001cm" xlink:href=".." xlink:type="simple" chart:class="chart:line" chart:style-name="ch1">
        <chart:legend chart:legend-position="end" svg:x="28.021cm" svg:y="3.703cm" style:legend-expansion="high" chart:style-name="ch2"/>
        <chart:plot-area chart:style-name="ch3" table:cell-range-address="Tabelle1.H2:Tabelle1.I796" chart:data-source-has-labels="row" svg:x="1.711cm" svg:y="0.18cm" svg:width="25.61cm" svg:height="7.66cm">
          <chartooo:coordinate-region svg:x="2.518cm" svg:y="0.3cm" svg:width="24.803cm" svg:height="6.537cm"/>
          <chart:axis chart:dimension="x" chart:name="primary-x" chart:style-name="ch4">
            <chart:title svg:x="13.824cm" svg:y="8.02cm" chart:style-name="ch5">
              <text:p>Samples</text:p>
            </chart:title>
          </chart:axis>
          <chart:axis chart:dimension="y" chart:name="primary-y" chart:style-name="ch4">
            <chart:title svg:x="0.451cm" svg:y="5.179cm" chart:style-name="ch6">
              <text:p>Distance in mm</text:p>
            </chart:title>
            <chart:grid chart:style-name="ch7" chart:class="major"/>
          </chart:axis>
          <chart:series chart:style-name="ch8" chart:values-cell-range-address="Tabelle1.H3:Tabelle1.H796" chart:label-cell-address="Tabelle1.H2:Tabelle1.H2" chart:class="chart:line">
            <chart:mean-value chart:style-name="ch9"/>
            <chart:regression-curve chart:style-name="ch10"/>
            <chart:data-point chart:repeated="793"/>
          </chart:series>
          <chart:series chart:style-name="ch11" chart:values-cell-range-address="Tabelle1.I3:Tabelle1.I796" chart:label-cell-address="Tabelle1.I2:Tabelle1.I2" chart:class="chart:line">
            <chart:data-point chart:repeated="79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7.08.20</text:p>
                <draw:g>
                  <svg:desc>Tabelle1.H2:Tabelle1.H2</svg:desc>
                </draw:g>
              </table:table-cell>
              <table:table-cell office:value-type="string">
                <text:p>Messung analog 07.08.20</text:p>
                <draw:g>
                  <svg:desc>Tabelle1.I2:Tabelle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7">
                <text:p>377</text:p>
                <draw:g>
                  <svg:desc>Tabelle1.H3:Tabelle1.H796</svg:desc>
                </draw:g>
              </table:table-cell>
              <table:table-cell office:value-type="float" office:value="370">
                <text:p>370</text:p>
                <draw:g>
                  <svg:desc>Tabelle1.I3:Tabelle1.I7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width="0.1cm" svg:stroke-color="#faa61a"/>
    </style:style>
    <style:style style:name="ch11" style:family="chart">
      <style:graphic-properties svg:stroke-width="0.1cm" svg:stroke-color="#faa61a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609cm" svg:height="9cm" xlink:href=".." xlink:type="simple" chart:class="chart:line" chart:style-name="ch1">
        <chart:title svg:x="7.881cm" svg:y="0.316cm" chart:style-name="ch2">
          <text:p>Hohe Abweichung - Messung auf klarer Oberfläche (keine groben Verschmutzungen (Schaum)</text:p>
        </chart:title>
        <chart:legend chart:legend-position="end" svg:x="27.629cm" svg:y="3.703cm" style:legend-expansion="high" chart:style-name="ch3"/>
        <chart:plot-area chart:style-name="ch4" table:cell-range-address="Tabelle1.K2:Tabelle1.L639" chart:data-source-has-labels="row" svg:x="1.703cm" svg:y="1.275cm" svg:width="25.234cm" svg:height="6.564cm">
          <chartooo:coordinate-region svg:x="2.51cm" svg:y="1.396cm" svg:width="24.427cm" svg:height="5.441cm"/>
          <chart:axis chart:dimension="x" chart:name="primary-x" chart:style-name="ch5">
            <chart:title svg:x="13.628cm" svg:y="8.019cm" chart:style-name="ch6">
              <text:p>Samples</text:p>
            </chart:title>
          </chart:axis>
          <chart:axis chart:dimension="y" chart:name="primary-y" chart:style-name="ch5">
            <chart:title svg:x="0.451cm" svg:y="5.726cm" chart:style-name="ch7">
              <text:p>Distance in mm</text:p>
            </chart:title>
            <chart:grid chart:style-name="ch8" chart:class="major"/>
          </chart:axis>
          <chart:series chart:style-name="ch9" chart:values-cell-range-address="Tabelle1.K3:Tabelle1.K639" chart:label-cell-address="Tabelle1.K2:Tabelle1.K2" chart:class="chart:line">
            <chart:mean-value chart:style-name="ch10"/>
            <chart:regression-curve chart:style-name="ch11"/>
            <chart:data-point chart:repeated="636"/>
          </chart:series>
          <chart:series chart:style-name="ch12" chart:values-cell-range-address="Tabelle1.L3:Tabelle1.L639" chart:label-cell-address="Tabelle1.L2:Tabelle1.L2" chart:class="chart:line">
            <chart:data-point chart:repeated="6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9.08.20</text:p>
                <draw:g>
                  <svg:desc>Tabelle1.K2:Tabelle1.K2</svg:desc>
                </draw:g>
              </table:table-cell>
              <table:table-cell office:value-type="string">
                <text:p>Messung analog 09.08.20</text:p>
                <draw:g>
                  <svg:desc>Tabelle1.L2:Tabelle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1">
                <text:p>271</text:p>
                <draw:g>
                  <svg:desc>Tabelle1.K3:Tabelle1.K639</svg:desc>
                </draw:g>
              </table:table-cell>
              <table:table-cell office:value-type="float" office:value="291">
                <text:p>291</text:p>
                <draw:g>
                  <svg:desc>Tabelle1.L3:Tabelle1.L6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7">
                <text:p>26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">
                <text:p>28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9">
                <text:p>28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4">
                <text:p>28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4">
                <text:p>28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7">
                <text:p>28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2">
                <text:p>28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">
                <text:p>2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3">
                <text:p>28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3">
                <text:p>29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7">
                <text:p>29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7">
                <text:p>29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7">
                <text:p>29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7">
                <text:p>29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6">
                <text:p>28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7">
                <text:p>28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1">
                <text:p>28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1">
                <text:p>28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1">
                <text:p>28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1">
                <text:p>28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1">
                <text:p>28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81">
                <text:p>28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0">
                <text:p>2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0">
                <text:p>2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2">
                <text:p>28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2">
                <text:p>28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2">
                <text:p>28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6">
                <text:p>28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93">
                <text:p>29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93">
                <text:p>29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93">
                <text:p>29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4">
                <text:p>29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97">
                <text:p>29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97">
                <text:p>29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3">
                <text:p>28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0">
                <text:p>2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67">
                <text:p>26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67">
                <text:p>26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83">
                <text:p>28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85">
                <text:p>28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width="0.1cm" svg:stroke-color="#faa61a"/>
    </style:style>
    <style:style style:name="ch11" style:family="chart">
      <style:graphic-properties svg:stroke-width="0.1cm" svg:stroke-color="#faa61a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39cm" svg:height="9cm" xlink:href=".." xlink:type="simple" chart:class="chart:line" chart:style-name="ch1">
        <chart:title svg:x="12.23cm" svg:y="0.316cm" chart:style-name="ch2">
          <text:p>Erneute Messung mit Schaum auf der Oberfläche</text:p>
        </chart:title>
        <chart:legend chart:legend-position="end" svg:x="27.41cm" svg:y="3.703cm" style:legend-expansion="high" chart:style-name="ch3"/>
        <chart:plot-area chart:style-name="ch4" table:cell-range-address="Tabelle1.N2:Tabelle1.O420" chart:data-source-has-labels="row" svg:x="1.698cm" svg:y="1.275cm" svg:width="25.025cm" svg:height="6.564cm">
          <chartooo:coordinate-region svg:x="2.505cm" svg:y="1.396cm" svg:width="24.218cm" svg:height="5.441cm"/>
          <chart:axis chart:dimension="x" chart:name="primary-x" chart:style-name="ch5">
            <chart:title svg:x="13.518cm" svg:y="8.019cm" chart:style-name="ch6">
              <text:p>Samples</text:p>
            </chart:title>
          </chart:axis>
          <chart:axis chart:dimension="y" chart:name="primary-y" chart:style-name="ch5">
            <chart:title svg:x="0.451cm" svg:y="5.726cm" chart:style-name="ch7">
              <text:p>Distance in mm</text:p>
            </chart:title>
            <chart:grid chart:style-name="ch8" chart:class="major"/>
          </chart:axis>
          <chart:series chart:style-name="ch9" chart:values-cell-range-address="Tabelle1.N3:Tabelle1.N420" chart:label-cell-address="Tabelle1.N2:Tabelle1.N2" chart:class="chart:line">
            <chart:mean-value chart:style-name="ch10"/>
            <chart:regression-curve chart:style-name="ch11"/>
            <chart:data-point chart:repeated="417"/>
          </chart:series>
          <chart:series chart:style-name="ch12" chart:values-cell-range-address="Tabelle1.O3:Tabelle1.O420" chart:label-cell-address="Tabelle1.O2:Tabelle1.O2" chart:class="chart:line">
            <chart:data-point chart:repeated="4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9.08.20</text:p>
                <draw:g>
                  <svg:desc>Tabelle1.N2:Tabelle1.N2</svg:desc>
                </draw:g>
              </table:table-cell>
              <table:table-cell office:value-type="string">
                <text:p>Messung analog 09.08.20</text:p>
                <draw:g>
                  <svg:desc>Tabelle1.O2:Tabelle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3">
                <text:p>303</text:p>
                <draw:g>
                  <svg:desc>Tabelle1.N3:Tabelle1.N420</svg:desc>
                </draw:g>
              </table:table-cell>
              <table:table-cell office:value-type="float" office:value="298">
                <text:p>298</text:p>
                <draw:g>
                  <svg:desc>Tabelle1.O3:Tabelle1.O4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7">
                <text:p>3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7">
                <text:p>3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7">
                <text:p>3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7">
                <text:p>3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7">
                <text:p>3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